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3114928" text:id="ct113114928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5014336" text:id="ct115014336">
          <text:insertion>
            <office:change-info>
              <dc:creator>Luc Saffre</dc:creator>
              <dc:date>2012-05-07T06:35:00</dc:date>
            </office:change-info>
          </text:insertion>
        </text:changed-region>
        <text:changed-region xml:id="ct112941008" text:id="ct112941008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3058480" text:id="ct11305848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685784" text:id="ct11268578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930880" text:id="ct115930880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3841928" text:id="ct11384192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014440" text:id="ct11501444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503816" text:id="ct11250381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684984" text:id="ct11268498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685184" text:id="ct11268518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849184" text:id="ct11284918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835736" text:id="ct11283573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442576" text:id="ct11244257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471696" text:id="ct11247169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446216" text:id="ct115446216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054040" text:id="ct113054040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5445400" text:id="ct11544540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445504" text:id="ct11544550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445608" text:id="ct115445608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7925728" text:id="ct117925728">
          <text:insertion>
            <office:change-info>
              <dc:creator>Luc Saffre</dc:creator>
              <dc:date>2012-04-13T09:50:00</dc:date>
            </office:change-info>
          </text:insertion>
        </text:changed-region>
        <text:changed-region xml:id="ct115445712" text:id="ct115445712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5153440" text:id="ct115153440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nanzielle Situation / <text:change-start text:change-id="ct113114928"/>self<text:change-end text:change-id="ct113114928"/></text:h>
      <text:h text:style-name="Heading_20_2" text:outline-level="2">Allgemeine Auskünfte</text:h>
      <text:p text:style-name="Text_20_body">Haushalt: <text:change-start text:change-id="ct115014336"/>self.actor1.household.address(', ')<text:change-end text:change-id="ct115014336"/> (<text:change-start text:change-id="ct112941008"/>self.actor1.household.type<text:change-end text:change-id="ct112941008"/>)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change-start text:change-id="ct113058480"/>self.actor2.header<text:change-end text:change-id="ct113058480"/></text:p>
          </table:table-cell>
          <table:table-cell table:style-name="Table1.A1" office:value-type="string">
            <text:p text:style-name="P4"><text:change-start text:change-id="ct112685784"/>self.actor3.header<text:change-end text:change-id="ct112685784"/></text:p>
          </table:table-cell>
        </table:table-row>
        <table:table-row table:style-name="Table1.1"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P4"><text:change-start text:change-id="ct115930880"/>self.actor2.person<text:change-end text:change-id="ct115930880"/></text:p>
          </table:table-cell>
          <table:table-cell table:style-name="Table1.A1" office:value-type="string">
            <text:p text:style-name="P4"><text:change-start text:change-id="ct113841928"/>self.actor3.person<text:change-end text:change-id="ct113841928"/></text:p>
          </table:table-cell>
        </table:table-row>
        <table:table-row table:style-name="Table1.3">
          <table:table-cell table:style-name="Table1.A1" office:value-type="string">
            <text:p text:style-name="P4">Adresse</text:p>
          </table:table-cell>
          <table:table-cell table:style-name="Table1.A1" office:value-type="string">
            <text:p text:style-name="P4"><text:change-start text:change-id="ct115014440"/>self.actor2.partner.address_location(', ')<text:change-end text:change-id="ct115014440"/></text:p>
          </table:table-cell>
          <table:table-cell table:style-name="Table1.A1" office:value-type="string">
            <text:p text:style-name="P4"><text:change-start text:change-id="ct112503816"/>self.actor3.partner.address_location(', ')<text:change-end text:change-id="ct112503816"/></text:p>
          </table:table-cell>
        </table:table-row>
        <table:table-row table:style-name="Table1.1">
          <table:table-cell table:style-name="Table1.A1" office:value-type="string">
            <text:p text:style-name="P4">Telefon</text:p>
          </table:table-cell>
          <table:table-cell table:style-name="Table1.A1" office:value-type="string">
            <text:p text:style-name="P4"><text:change-start text:change-id="ct112684984"/>self.actor2.partner.phone<text:change-end text:change-id="ct112684984"/></text:p>
          </table:table-cell>
          <table:table-cell table:style-name="Table1.A1" office:value-type="string">
            <text:p text:style-name="Table_20_Contents"><text:change-start text:change-id="ct112685184"/>self.actor3.partner.phone<text:change-end text:change-id="ct112685184"/></text:p>
          </table:table-cell>
        </table:table-row>
        <table:table-row table:style-name="Table1.1"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4"><text:change-start text:change-id="ct112849184"/>self.actor2.partner.email<text:change-end text:change-id="ct112849184"/></text:p>
          </table:table-cell>
          <table:table-cell table:style-name="Table1.A1" office:value-type="string">
            <text:p text:style-name="P4"><text:change-start text:change-id="ct112835736"/>self.actor3.partner.email<text:change-end text:change-id="ct112835736"/></text:p>
          </table:table-cell>
        </table:table-row>
        <table:table-row table:style-name="Table1.1">
          <table:table-cell table:style-name="Table1.A1" office:value-type="string">
            <text:p text:style-name="P4">Geburtsdatum</text:p>
          </table:table-cell>
          <table:table-cell table:style-name="Table1.A1" office:value-type="string">
            <text:p text:style-name="P4"><text:change-start text:change-id="ct112442576"/>dtos(self.actor2.person.birth_date)<text:change-end text:change-id="ct112442576"/></text:p>
          </table:table-cell>
          <table:table-cell table:style-name="Table1.A1" office:value-type="string">
            <text:p text:style-name="Table_20_Contents"><text:change-start text:change-id="ct112471696"/>dtos(self.actor3.person.birth_date)<text:change-end text:change-id="ct112471696"/></text:p>
          </table:table-cell>
        </table:table-row>
        <table:table-row table:style-name="Table1.1">
          <table:table-cell table:style-name="Table1.A1" office:value-type="string">
            <text:p text:style-name="P4">Berufliche Lage</text:p>
          </table:table-cell>
          <table:table-cell table:style-name="Table1.A1" office:value-type="string">
            <text:p text:style-name="P4"><text:change-start text:change-id="ct115446216"/>self.actor2.remark<text:change-end text:change-id="ct115446216"/></text:p>
          </table:table-cell>
          <table:table-cell table:style-name="Table1.A1" office:value-type="string">
            <text:p text:style-name="P4"><text:change-start text:change-id="ct113054040"/>self.actor3.remark<text:change-end text:change-id="ct113054040"/></text:p>
          </table:table-cell>
        </table:table-row>
        <table:table-row table:style-name="Table1.1">
          <table:table-cell table:style-name="Table1.A1" office:value-type="string">
            <text:p text:style-name="P4">Familienstand</text:p>
          </table:table-cell>
          <table:table-cell table:style-name="Table1.A1" office:value-type="string">
            <text:p text:style-name="P4"><text:change-start text:change-id="ct115445400"/>self.actor2.person.civil_state<text:change-end text:change-id="ct115445400"/></text:p>
          </table:table-cell>
          <table:table-cell table:style-name="Table1.A1" office:value-type="string">
            <text:p text:style-name="P4"><text:change-start text:change-id="ct115445504"/>self.actor3.person.civil_state<text:change-end text:change-id="ct115445504"/></text:p>
          </table:table-cell>
        </table:table-row>
        <table:table-row table:style-name="Table1.1">
          <table:table-cell table:style-name="Table1.A1" office:value-type="string">
            <text:p text:style-name="P4">Haushaltszusammensetzung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Kinder (Namen, Geburtsdaten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ERSTGESPRÄCH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Text_20_body"/>
      <text:section text:style-name="Sect1" text:name="Section1">
        <text:h text:style-name="Heading_20_2" text:outline-level="2"><text:change-start text:change-id="ct115445608"/>group<text:change-end text:change-id="ct115445608"/></text:h>
        <text:p text:style-name="Text_20_body">bla<office:annotation><dc:creator>Luc Saffre</dc:creator><dc:date>2012-04-21T22:46:05.14</dc:date><text:p text:style-name="P6"><text:span text:style-name="T2">do section for group in self.item_groups()</text:span></text:p></office:annotation> <office:annotation><dc:creator>Luc Saffre</dc:creator><dc:date>2012-04-21T23:35:34.14</dc:date><text:p text:style-name="P6"><text:span text:style-name="T2">do text</text:span></text:p><text:p text:style-name="P6"><text:span text:style-name="T2">from table(ar.spawn('debts.EntriesSummaryByBudget', master_instance=self, item__group=group))</text:span></text:p></office:annotation></text:p>
        <text:p text:style-name="Text_20_body"/>
      </text:section>
      <text:p text:style-name="Standard"/>
      <text:h text:style-name="Heading_20_2" text:outline-level="2">Schulden</text:h>
      <text:p text:style-name="Standard"><office:annotation><dc:creator>Luc Saffre</dc:creator><dc:date>2012-04-26T17:03:49.14</dc:date><text:p text:style-name="P6"><text:span text:style-name="T2">do text</text:span></text:p><text:p text:style-name="P6"><text:span text:style-name="T2">from table(ar.spawn('debts.DebtsByBudget',master_instance=self))</text:span></text:p></office:annotation>bla</text:p>
      <text:p text:style-name="Standard"/>
      <text:p text:style-name="Standard"/>
      <text:p text:style-name="Standard">Datum: <text:change-start text:change-id="ct117925728"/>dtosl(self.date)<text:change-end text:change-id="ct117925728"/></text:p>
      <text:p text:style-name="Standard">Benutzer: <text:change-start text:change-id="ct115445712"/>self.user<text:change-end text:change-id="ct115445712"/></text:p>
      <text:p text:style-name="Standard"/>
      <text:p text:style-name="Standard"><text:change-start text:change-id="ct115153440"/>self.intro<text:change-end text:change-id="ct115153440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5-07T06:43:38.36">07.05.12</text:date></text:span><text:span text:style-name="T1"> um </text:span><text:span text:style-name="T1"><text:time style:data-style-name="N41" text:time-value="2012-05-07T06:43:38.36">06:43:35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5-07T06:43:38.06</dc:date>
    <dc:creator>Luc Saffre</dc:creator>
    <meta:editing-duration>PT12H9M48S</meta:editing-duration>
    <meta:editing-cycles>45</meta:editing-cycles>
    <meta:generator>LibreOffice/3.4$Win32 LibreOffice_project/340m1$Build-402</meta:generator>
    <meta:document-statistic meta:table-count="1" meta:image-count="0" meta:object-count="0" meta:page-count="1" meta:paragraph-count="38" meta:word-count="58" meta:character-count="782" meta:non-whitespace-character-count="762"/>
  </office:meta>
</office:document-meta>
</file>